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ff0000" officeooo:rsid="0010ff8b" officeooo:paragraph-rsid="0010ff8b"/>
    </style:style>
    <style:style style:name="P2" style:family="paragraph" style:parent-style-name="Standard">
      <style:text-properties fo:color="#ff0000" officeooo:rsid="0012eb23" officeooo:paragraph-rsid="0012eb23"/>
    </style:style>
    <style:style style:name="P3" style:family="paragraph" style:parent-style-name="Standard">
      <style:text-properties fo:color="#ff0000" officeooo:rsid="001336cb" officeooo:paragraph-rsid="001336cb"/>
    </style:style>
    <style:style style:name="P4" style:family="paragraph" style:parent-style-name="Standard">
      <style:text-properties fo:color="#ff0000" officeooo:rsid="00137149" officeooo:paragraph-rsid="00137149"/>
    </style:style>
    <style:style style:name="P5" style:family="paragraph" style:parent-style-name="Standard">
      <style:text-properties officeooo:rsid="0010ff8b" officeooo:paragraph-rsid="0010ff8b"/>
    </style:style>
    <style:style style:name="P6" style:family="paragraph" style:parent-style-name="Standard">
      <style:text-properties officeooo:rsid="0012eb23" officeooo:paragraph-rsid="0012eb23"/>
    </style:style>
    <style:style style:name="P7" style:family="paragraph" style:parent-style-name="Standard">
      <style:text-properties fo:color="#000000" officeooo:rsid="001336cb" officeooo:paragraph-rsid="001336cb"/>
    </style:style>
    <style:style style:name="P8" style:family="paragraph" style:parent-style-name="Standard">
      <style:text-properties fo:color="#000000" officeooo:rsid="00137149" officeooo:paragraph-rsid="00137149"/>
    </style:style>
    <style:style style:name="T1" style:family="text">
      <style:text-properties fo:color="#ff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eyesamaro-a@port-dell-reyes:~/Documents/DepInfo/SO$ whatis ls</text:p>
      <text:p text:style-name="P5">ls (1) <text:s text:c="14"/>- list directory contents</text:p>
      <text:p text:style-name="P5">reyesamaro-a@port-dell-reyes:~/Documents/DepInfo/SO$ which ls</text:p>
      <text:p text:style-name="P5">/bin/ls</text:p>
      <text:p text:style-name="P5">reyesamaro-a@port-dell-reyes:~/Documents/DepInfo/SO$ ls -a</text:p>
      <text:p text:style-name="P5">. <text:s/>.. <text:s/>hard_lnk <text:s/>.~lock.TP_enlaces.odt# <text:s/>soft_lnk <text:s/>TP_enlaces.odt</text:p>
      <text:p text:style-name="P1">listar todos los ficheros, incluyendo los ocultos</text:p>
      <text:p text:style-name="P5"/>
      <text:p text:style-name="P5">reyesamaro-a@port-dell-reyes:~/Documents/DepInfo/SO$ ls -al</text:p>
      <text:p text:style-name="P5">total 56 <text:span text:style-name="T1">(cantidad de octetos de la lista de ficheros mostrados)</text:span></text:p>
      <text:p text:style-name="P5">drwxrwxr-x <text:s/>2 reyesamaro-a reyesamaro-a <text:s/>4096 Feb <text:s/>1 10:43 .</text:p>
      <text:p text:style-name="P5">drwxrwxr-x 14 reyesamaro-a reyesamaro-a <text:s/>4096 Feb <text:s/>1 09:41 ..</text:p>
      <text:p text:style-name="P5">-rw-rw-r-- <text:s/>1 reyesamaro-a reyesamaro-a <text:s text:c="3"/>16 Feb <text:s/>1 10:32 hard_lnk</text:p>
      <text:p text:style-name="P5">-rw-rw-r-- <text:s/>1 reyesamaro-a reyesamaro-a <text:s text:c="3"/>95 Feb <text:s/>1 10:43 .~lock.TP_enlaces.odt#</text:p>
      <text:p text:style-name="P5">lrwxrwxrwx <text:s/>1 reyesamaro-a reyesamaro-a <text:s text:c="3"/>13 Feb <text:s/>1 10:32 soft_lnk -&gt; file_original</text:p>
      <text:p text:style-name="P5">-rw-rw-r-- <text:s/>1 reyesamaro-a reyesamaro-a 37428 Feb <text:s/>1 10:43 TP_enlaces.odt</text:p>
      <text:p text:style-name="P1">lista los ficheros en formato LONG</text:p>
      <text:p text:style-name="P5"/>
      <text:p text:style-name="P5">reyesamaro-a@port-dell-reyes:~/Documents/DepInfo/SO$ ls -als</text:p>
      <text:p text:style-name="P5">total 56</text:p>
      <text:p text:style-name="P5"><text:s/>4 drwxrwxr-x <text:s/>2 reyesamaro-a reyesamaro-a <text:s/>4096 Feb <text:s/>1 10:43 .</text:p>
      <text:p text:style-name="P5"><text:s/>4 drwxrwxr-x 14 reyesamaro-a reyesamaro-a <text:s/>4096 Feb <text:s/>1 09:41 ..</text:p>
      <text:p text:style-name="P5"><text:s/>4 -rw-rw-r-- <text:s/>1 reyesamaro-a reyesamaro-a <text:s text:c="3"/>16 Feb <text:s/>1 10:32 hard_lnk</text:p>
      <text:p text:style-name="P5"><text:s/>4 -rw-rw-r-- <text:s/>1 reyesamaro-a reyesamaro-a <text:s text:c="3"/>95 Feb <text:s/>1 10:43 .~lock.TP_enlaces.odt#</text:p>
      <text:p text:style-name="P5"><text:s/>0 lrwxrwxrwx <text:s/>1 reyesamaro-a reyesamaro-a <text:s text:c="3"/>13 Feb <text:s/>1 10:32 soft_lnk -&gt; file_original</text:p>
      <text:p text:style-name="P5">40 -rw-rw-r-- <text:s/>1 reyesamaro-a reyesamaro-a 37428 Feb <text:s/>1 10:43 TP_enlaces.odt</text:p>
      <text:p text:style-name="P1">lista tambien el tamaño (primera columna)</text:p>
      <text:p text:style-name="P5"/>
      <text:p text:style-name="P5">reyesamaro-a@port-dell-reyes:~/Documents/DepInfo/SO$ ls -lt</text:p>
      <text:p text:style-name="P5">total 44</text:p>
      <text:p text:style-name="P5">-rw-rw-r-- 1 reyesamaro-a reyesamaro-a 37428 Feb <text:s/>1 10:43 TP_enlaces.odt</text:p>
      <text:p text:style-name="P5">-rw-rw-r-- 1 reyesamaro-a reyesamaro-a <text:s text:c="3"/>16 Feb <text:s/>1 10:32 hard_lnk</text:p>
      <text:p text:style-name="P5">lrwxrwxrwx 1 reyesamaro-a reyesamaro-a <text:s text:c="3"/>13 Feb <text:s/>1 10:32 soft_lnk -&gt; file_original</text:p>
      <text:p text:style-name="P2">listado de los ficheros por fecha de creación (más reciente primero)</text:p>
      <text:p text:style-name="P6"/>
      <text:p text:style-name="P5">reyesamaro-a@port-dell-reyes:~/Documents/DepInfo/SO$ ls -ltr</text:p>
      <text:p text:style-name="P5">total 44</text:p>
      <text:p text:style-name="P5">lrwxrwxrwx 1 reyesamaro-a reyesamaro-a <text:s text:c="3"/>13 Feb <text:s/>1 10:32 soft_lnk -&gt; file_original</text:p>
      <text:p text:style-name="P5">-rw-rw-r-- 1 reyesamaro-a reyesamaro-a <text:s text:c="3"/>16 Feb <text:s/>1 10:32 hard_lnk</text:p>
      <text:p text:style-name="P5">-rw-rw-r-- 1 reyesamaro-a reyesamaro-a 37428 Feb <text:s/>1 10:43 TP_enlaces.odt</text:p>
      <text:p text:style-name="P2">esta vez en orden inverso al parámetro de ordenación escogido</text:p>
      <text:p text:style-name="P2"/>
      <text:p text:style-name="P7">reyesamaro-a@port-dell-reyes:~/Documents/DepInfo/SO$ mkdir subSO</text:p>
      <text:p text:style-name="P3">crear un subdirectorio</text:p>
      <text:p text:style-name="P7">reyesamaro-a@port-dell-reyes:~/Documents/DepInfo/SO$ touch subSO/file_01</text:p>
      <text:p text:style-name="P3">crear un fichero dentro del directorio creado</text:p>
      <text:p text:style-name="P3"/>
      <text:p text:style-name="P3"/>
      <text:p text:style-name="P3"/>
      <text:p text:style-name="P7"><text:soft-page-break/>reyesamaro-a@port-dell-reyes:~/Documents/DepInfo/SO$ ls -R</text:p>
      <text:p text:style-name="P7">.:</text:p>
      <text:p text:style-name="P7">hard_lnk <text:s/>soft_lnk <text:s/>subSO <text:s/>TP_enlaces.odt <text:s/>TP_listado.odt</text:p>
      <text:p text:style-name="P7"></text:p>
      <text:p text:style-name="P7">./subSO:</text:p>
      <text:p text:style-name="P7">file_01</text:p>
      <text:p text:style-name="P3">se listan los ficheros recursivamente </text:p>
      <text:p text:style-name="P3"/>
      <text:p text:style-name="P8">reyesamaro-a@port-dell-reyes:~/Documents/DepInfo/SO$ whatis file</text:p>
      <text:p text:style-name="P8">file-event (7) <text:s text:c="6"/>- event signalling that a file has changed</text:p>
      <text:p text:style-name="P8">file (1) <text:s text:c="12"/>- determine file type</text:p>
      <text:p text:style-name="P8">reyesamaro-a@port-dell-reyes:~/Documents/DepInfo/SO$ file soft_lnk </text:p>
      <text:p text:style-name="P8">soft_lnk: broken symbolic link to `file_original'</text:p>
      <text:p text:style-name="P4">brinda una descripción del fichero en cuestió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10:36:46.914826773</meta:creation-date>
    <dc:date>2017-02-01T11:22:55.117783696</dc:date>
    <meta:editing-duration>PT39M28S</meta:editing-duration>
    <meta:editing-cycles>5</meta:editing-cycles>
    <meta:generator>LibreOffice/4.2.8.2$Linux_X86_64 LibreOffice_project/420m0$Build-2</meta:generator>
    <meta:print-date>2017-02-01T10:43:40.861882598</meta:print-date>
    <meta:document-statistic meta:table-count="0" meta:image-count="0" meta:object-count="0" meta:page-count="2" meta:paragraph-count="54" meta:word-count="334" meta:character-count="2939" meta:non-whitespace-character-count="2503"/>
  </office:meta>
</office:document-meta>
</file>